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28in" fo:line-height="131%" style:writing-mode="lr-tb"/>
      <style:text-properties fo:font-variant="normal" fo:text-transform="none" fo:color="#333333" style:text-line-through-style="none" style:font-name="Verdana" fo:font-size="8.25pt" fo:language="es" fo:country="AR" fo:font-style="normal" style:text-underline-style="none" fo:font-weight="normal" style:text-blinking="false" fo:background-color="#ffffff"/>
    </style:style>
    <style:style style:name="P2" style:family="paragraph" style:parent-style-name="Text_20_body">
      <style:paragraph-properties fo:margin-top="0in" fo:margin-bottom="0.028in" fo:line-height="131%" style:writing-mode="lr-tb"/>
      <style:text-properties fo:font-variant="normal" fo:text-transform="none" fo:color="#333333" style:text-line-through-style="none" style:font-name="Verdana" fo:font-size="15pt" fo:language="es" fo:country="AR" fo:font-style="normal" style:text-underline-style="none" fo:font-weight="bold" style:text-blinking="false" fo:background-color="#ffffff"/>
    </style:style>
    <style:style style:name="P3" style:family="paragraph" style:parent-style-name="Text_20_body">
      <style:text-properties fo:language="es" fo:country="AR"/>
    </style:style>
    <style:style style:name="P4" style:family="paragraph" style:parent-style-name="Text_20_body">
      <style:paragraph-properties fo:margin-left="0in" fo:margin-right="0.0555in" fo:margin-top="0in" fo:margin-bottom="0.0835in" fo:line-height="131%" fo:text-indent="0in" style:auto-text-indent="false" style:writing-mode="lr-tb"/>
      <style:text-properties fo:font-variant="normal" fo:text-transform="none" fo:color="#333333" style:text-line-through-style="none" style:font-name="Verdana" fo:font-size="8.25pt" fo:language="es" fo:country="AR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left="0in" fo:margin-right="0.0555in" fo:margin-top="0in" fo:margin-bottom="0.0555in" fo:line-height="131%" fo:text-indent="0in" style:auto-text-indent="false" style:writing-mode="lr-tb"/>
      <style:text-properties fo:font-variant="normal" fo:text-transform="none" fo:color="#333333" style:text-line-through-style="none" style:font-name="Verdana" fo:font-size="8.25pt" fo:language="es" fo:country="AR" fo:font-style="normal" style:text-underline-style="none" fo:font-weight="normal" style:text-blinking="fals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ósito</text:p>
      <text:p text:style-name="P1">El siguiente documento tiene como propósito definir las especificaciones funcionales y no</text:p>
      <text:p text:style-name="P1">funcionales de la aplicación.</text:p>
      <text:p text:style-name="P1"/>
      <text:p text:style-name="P2">Alcance</text:p>
      <text:p text:style-name="P1">Diseño, Desarrollo e Implementación..</text:p>
      <text:p text:style-name="P1">Será una aplicación basada en JAVA que funcionará en un entorno de escritorio.</text:p>
      <text:p text:style-name="P1">Esta aplicación dará apoyo a los siguientes procesos:</text:p>
      <text:p text:style-name="P1">*Gestion de cliente.</text:p>
      <text:p text:style-name="P1">*Gestión de proveedor.</text:p>
      <text:p text:style-name="P1">*Gestión de productos.</text:p>
      <text:p text:style-name="P1">*Registro de cuenta corriente.</text:p>
      <text:p text:style-name="P1">*Buscador.</text:p>
      <text:p text:style-name="P1">*Backup automatico</text:p>
      <text:p text:style-name="P1">*Ingreso de datos mediante planilla ecxel</text:p>
      <text:p text:style-name="P3"/>
      <text:p text:style-name="P1">A través del sistema NO se podrá:</text:p>
      <text:p text:style-name="P1">*Contactar a los clientes.</text:p>
      <text:p text:style-name="P1">*Contactar a los proveedores.</text:p>
      <text:p text:style-name="P1">El sistema no contará con los datos cargados, de eso se encargará el cliente.<text:tab/></text:p>
      <text:p text:style-name="P1"/>
      <text:p text:style-name="P2">Descripción global</text:p>
      <text:p text:style-name="P2">Perspectiva del Producto</text:p>
      <text:p text:style-name="P1">La aplicación será un producto que trabajará en forma local.</text:p>
      <text:p text:style-name="P2">Funciones del Producto</text:p>
      <text:p text:style-name="P1">El sistema <text:s/>permitirá realizar las siguientes funciones:</text:p>
      <text:p text:style-name="P1">* Gestión de cliente:  El Sistema permitirá al usuario agregar, modificar y eliminar clientes, además se contará con la información personal del cliente y los artículos adquiridos por este. No se podrá contactar a los clientes mediante este programa.</text:p>
      <text:p text:style-name="P4">*Gestión de proveedores: El Sistema permitirá al usuario agregar, modificar y eliminar proveedores, los cuales pueden estar relacionados con uno o más productos. Se contará con la información de contacto de los proveedores y datos relacionados con los mismos. No se podrá contactar a los proveedores mediante este programa.</text:p>
      <text:p text:style-name="P4">*Gestión de producto: El Sistema permitirá al usuario agregar, modificar y eliminar productos, Los cuales van a estar agrupados por tipo y tendrán sus datos. Ademas se podran asociar entre los los productos que compartan las mismas caracteristicas.</text:p>
      <text:p text:style-name="P5">*Registro de cuenta corriente: El sistema mantendrá un registro de las ventas y prestamos hechos a determinados clientes, donde se incluye el monto de la transacción en caso de ser venta y la cantidad de artículos. <text:s/>¿ Ademas, mantendrá un registro de las compras hechas a determinados proveedores, donde tambien se incluye el monto de la transacción y la cantidad de artículos. ?</text:p>
      <text:p text:style-name="P1">*Buscador: El programa permitira realizar busqueda de cliente, proveedores y productos bajo distintos criterios correspondientes a cada uno de estos elementos.</text:p>
      <text:p text:style-name="P1"/>
      <text:p text:style-name="P1">*Backup automatico: El sistema mandara automaticamente la base de datos del programa a un mail determinado.</text:p>
      <text:p text:style-name="P1"/>
      <text:p text:style-name="P1">*Ingreso de datos mediante planilla ecxel: El Sistema permitirá al usuario agregar y modificar productos, clientes y proveedores a travez de planillas excel que presentan un formato previamente acord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into </meta:initial-creator>
    <meta:creation-date>2014-01-15T06:26:37</meta:creation-date>
    <dc:date>2014-01-15T06:44:39</dc:date>
    <dc:creator>jacinto </dc:creator>
    <meta:editing-duration>PT2M21S</meta:editing-duration>
    <meta:editing-cycles>1</meta:editing-cycles>
    <meta:document-statistic meta:table-count="0" meta:image-count="0" meta:object-count="0" meta:page-count="1" meta:paragraph-count="30" meta:word-count="374" meta:character-count="2480" meta:non-whitespace-character-count="2132"/>
    <meta:generator>LibreOffice/3.5$Linux_X86_64 LibreOffice_project/350m1$Build-2</meta:generator>
  </office:meta>
</office:document-meta>
</file>